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epository.login( String work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pository.configure( Configuration confi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Repository.getDescript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getCredential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Repository.login( Credentials creds ,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pository.getCachedSession( String workspa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Reposi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log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Repository.login( Credentials cre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epository.cacheSession( Session session , String work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epository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Repository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